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80571" officeooo:paragraph-rsid="00180571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180571" officeooo:paragraph-rsid="0018dfeb"/>
    </style:style>
    <style:style style:name="P3" style:family="paragraph" style:parent-style-name="Standard">
      <style:paragraph-properties fo:text-align="center" style:justify-single-word="false"/>
      <style:text-properties officeooo:paragraph-rsid="0018dfeb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byssinica SIL" style:text-underline-style="solid" style:text-underline-width="auto" style:text-underline-color="font-color" fo:font-weight="bold" officeooo:rsid="00180571" officeooo:paragraph-rsid="00180571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byssinica SIL" officeooo:rsid="00180571" officeooo:paragraph-rsid="00180571"/>
    </style:style>
    <style:style style:name="P6" style:family="paragraph" style:parent-style-name="Standard">
      <style:paragraph-properties fo:text-align="justify" style:justify-single-word="false"/>
      <style:text-properties style:font-name="Abyssinica SIL" fo:font-weight="bold" officeooo:rsid="00180571" officeooo:paragraph-rsid="0018057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byssinica SIL" fo:font-weight="normal" officeooo:rsid="00180571" officeooo:paragraph-rsid="00180571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byssinica SIL" fo:font-weight="normal" officeooo:rsid="0020e699" officeooo:paragraph-rsid="001fdb43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byssinica SIL" fo:font-weight="normal" officeooo:rsid="0020e699" officeooo:paragraph-rsid="0020e69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weight="normal" officeooo:rsid="0020e699" officeooo:paragraph-rsid="001fdb4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byssinica SIL" fo:font-weight="normal" officeooo:rsid="001e0c1f" officeooo:paragraph-rsid="001fdb43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byssinica SIL" officeooo:paragraph-rsid="00180571"/>
    </style:style>
    <style:style style:name="P13" style:family="paragraph" style:parent-style-name="Standard">
      <style:paragraph-properties fo:text-align="justify" style:justify-single-word="false"/>
      <style:text-properties style:font-name="Abyssinica SIL" officeooo:paragraph-rsid="00180571"/>
    </style:style>
    <style:style style:name="P14" style:family="paragraph" style:parent-style-name="Standard">
      <style:paragraph-properties fo:text-align="justify" style:justify-single-word="false"/>
      <style:text-properties officeooo:rsid="0020e699" officeooo:paragraph-rsid="0020e699"/>
    </style:style>
    <style:style style:name="P15" style:family="paragraph" style:parent-style-name="Standard">
      <style:paragraph-properties fo:text-align="justify" style:justify-single-word="false"/>
      <style:text-properties officeooo:paragraph-rsid="00180571"/>
    </style:style>
    <style:style style:name="P16" style:family="paragraph" style:parent-style-name="Standard">
      <style:paragraph-properties fo:text-align="justify" style:justify-single-word="false"/>
      <style:text-properties officeooo:paragraph-rsid="001fdb43"/>
    </style:style>
    <style:style style:name="P17" style:family="paragraph" style:parent-style-name="Standard">
      <style:paragraph-properties fo:text-align="justify" style:justify-single-word="false"/>
      <style:text-properties officeooo:paragraph-rsid="001e0c1f"/>
    </style:style>
    <style:style style:name="T1" style:family="text">
      <style:text-properties officeooo:rsid="001805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0571" style:font-weight-asian="bold" style:font-weight-complex="bold"/>
    </style:style>
    <style:style style:name="T4" style:family="text">
      <style:text-properties fo:font-weight="bold" officeooo:rsid="001e0c1f" style:font-weight-asian="bold" style:font-weight-complex="bold"/>
    </style:style>
    <style:style style:name="T5" style:family="text">
      <style:text-properties fo:font-weight="bold" officeooo:rsid="0022896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0571" style:font-weight-asian="normal" style:font-weight-complex="normal"/>
    </style:style>
    <style:style style:name="T8" style:family="text">
      <style:text-properties fo:font-weight="normal" officeooo:rsid="0018dfeb" style:font-weight-asian="normal" style:font-weight-complex="normal"/>
    </style:style>
    <style:style style:name="T9" style:family="text">
      <style:text-properties fo:font-weight="normal" officeooo:rsid="001a7c69" style:font-weight-asian="normal" style:font-weight-complex="normal"/>
    </style:style>
    <style:style style:name="T10" style:family="text">
      <style:text-properties fo:font-weight="normal" officeooo:rsid="001b3ce1" style:font-weight-asian="normal" style:font-weight-complex="normal"/>
    </style:style>
    <style:style style:name="T11" style:family="text">
      <style:text-properties fo:font-weight="normal" officeooo:rsid="001bdade" style:font-weight-asian="normal" style:font-weight-complex="normal"/>
    </style:style>
    <style:style style:name="T12" style:family="text">
      <style:text-properties fo:font-weight="normal" officeooo:rsid="001e0c1f" style:font-weight-asian="normal" style:font-weight-complex="normal"/>
    </style:style>
    <style:style style:name="T13" style:family="text">
      <style:text-properties fo:font-weight="normal" officeooo:rsid="0023da0c" style:font-weight-asian="normal" style:font-weight-complex="normal"/>
    </style:style>
    <style:style style:name="T14" style:family="text">
      <style:text-properties style:font-name="Abyssinica SIL" fo:font-size="18pt" fo:font-weight="bold" officeooo:rsid="00180571" style:font-size-asian="18pt" style:font-weight-asian="bold" style:font-size-complex="18pt" style:font-weight-complex="bold"/>
    </style:style>
    <style:style style:name="T15" style:family="text">
      <style:text-properties style:font-name="Abyssinica SIL" fo:font-size="18pt" fo:font-weight="bold" officeooo:rsid="0018dfeb" style:font-size-asian="18pt" style:font-weight-asian="bold" style:font-size-complex="18pt" style:font-weight-complex="bold"/>
    </style:style>
    <style:style style:name="T16" style:family="text">
      <style:text-properties style:font-name="Abyssinica SIL" fo:font-weight="bold" style:font-weight-asian="bold" style:font-weight-complex="bold"/>
    </style:style>
    <style:style style:name="T17" style:family="text">
      <style:text-properties style:font-name="Abyssinica SIL" fo:font-weight="bold" officeooo:rsid="001e0c1f" style:font-weight-asian="bold" style:font-weight-complex="bold"/>
    </style:style>
    <style:style style:name="T18" style:family="text">
      <style:text-properties style:font-name="Abyssinica SIL" fo:font-weight="bold" officeooo:rsid="001fdb43" style:font-weight-asian="bold" style:font-weight-complex="bold"/>
    </style:style>
    <style:style style:name="T19" style:family="text">
      <style:text-properties style:font-name="Abyssinica SIL" fo:font-weight="bold" officeooo:rsid="0020e699" style:font-weight-asian="bold" style:font-weight-complex="bold"/>
    </style:style>
    <style:style style:name="T20" style:family="text">
      <style:text-properties style:font-name="Abyssinica SIL" fo:font-weight="bold" officeooo:rsid="00228963" style:font-weight-asian="bold" style:font-weight-complex="bold"/>
    </style:style>
    <style:style style:name="T21" style:family="text">
      <style:text-properties style:font-name="Abyssinica SIL" fo:font-weight="bold" officeooo:rsid="0023da0c" style:font-weight-asian="bold" style:font-weight-complex="bold"/>
    </style:style>
    <style:style style:name="T22" style:family="text">
      <style:text-properties style:font-name="Abyssinica SIL" fo:font-weight="normal" style:font-weight-asian="normal" style:font-weight-complex="normal"/>
    </style:style>
    <style:style style:name="T23" style:family="text">
      <style:text-properties style:font-name="Abyssinica SIL" fo:font-weight="normal" officeooo:rsid="00180571" style:font-weight-asian="normal" style:font-weight-complex="normal"/>
    </style:style>
    <style:style style:name="T24" style:family="text">
      <style:text-properties style:font-name="Abyssinica SIL" fo:font-weight="normal" officeooo:rsid="001ccfd1" style:font-weight-asian="normal" style:font-weight-complex="normal"/>
    </style:style>
    <style:style style:name="T25" style:family="text">
      <style:text-properties style:font-name="Abyssinica SIL" fo:font-weight="normal" officeooo:rsid="001e0c1f" style:font-weight-asian="normal" style:font-weight-complex="normal"/>
    </style:style>
    <style:style style:name="T26" style:family="text">
      <style:text-properties style:font-name="Abyssinica SIL" fo:font-weight="normal" officeooo:rsid="001fdb43" style:font-weight-asian="normal" style:font-weight-complex="normal"/>
    </style:style>
    <style:style style:name="T27" style:family="text">
      <style:text-properties style:font-name="Abyssinica SIL" fo:font-weight="normal" officeooo:rsid="0020b742" style:font-weight-asian="normal" style:font-weight-complex="normal"/>
    </style:style>
    <style:style style:name="T28" style:family="text">
      <style:text-properties style:font-name="Abyssinica SIL" fo:font-weight="normal" officeooo:rsid="0020e699" style:font-weight-asian="normal" style:font-weight-complex="normal"/>
    </style:style>
    <style:style style:name="T29" style:family="text">
      <style:text-properties style:font-name="Abyssinica SIL" fo:font-weight="normal" officeooo:rsid="00228963" style:font-weight-asian="normal" style:font-weight-complex="normal"/>
    </style:style>
    <style:style style:name="T30" style:family="text">
      <style:text-properties style:font-name="Abyssinica SIL" fo:font-weight="normal" officeooo:rsid="0023da0c" style:font-weight-asian="normal" style:font-weight-complex="normal"/>
    </style:style>
    <style:style style:name="T31" style:family="text">
      <style:text-properties fo:color="#242729" style:font-name="Arial" fo:font-size="11.25pt" fo:letter-spacing="normal" fo:font-style="italic" fo:font-weight="normal" style:font-weight-asian="bold" style:font-weight-complex="bold" loext:padding="0in" loext:border="none"/>
    </style:style>
    <style:style style:name="T32" style:family="text">
      <style:text-properties fo:color="#242729" style:font-name="Arial" fo:font-size="11.25pt" fo:letter-spacing="normal" fo:font-style="italic" fo:font-weight="normal" officeooo:rsid="001ccfd1" style:font-weight-asian="bold" style:font-weight-complex="bold" loext:padding="0in" loext:border="none"/>
    </style:style>
    <style:style style:name="T33" style:family="text">
      <style:text-properties fo:color="#242729" style:font-name="Arial" fo:font-size="11.25pt" fo:letter-spacing="normal" fo:font-style="italic" fo:font-weight="normal" officeooo:rsid="001cfcd6" style:font-weight-asian="bold" style:font-weight-complex="bold" loext:padding="0in" loext:border="none"/>
    </style:style>
    <style:style style:name="T34" style:family="text">
      <style:text-properties fo:color="#242729" style:font-name="Arial" fo:font-size="11.25pt" fo:letter-spacing="normal" fo:font-style="italic" fo:font-weight="normal" officeooo:rsid="001e0c1f" style:font-weight-asian="bold" style:font-weight-complex="bold" loext:padding="0in" loext:border="none"/>
    </style:style>
    <style:style style:name="T35" style:family="text">
      <style:text-properties fo:color="#242729" style:font-name="Arial" fo:font-size="11.25pt" fo:letter-spacing="normal" fo:font-style="italic" style:text-underline-style="solid" style:text-underline-width="auto" style:text-underline-color="font-color" fo:font-weight="normal" officeooo:rsid="001e0c1f" style:font-weight-asian="bold" style:font-weight-complex="bold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Tweetag = tw</text:span><text:span text:style-name="T15">itter</text:span><text:span text:style-name="T14">+9gag. </text:span></text:p>
      <text:p text:style-name="P2">Place to post memes and share your thoughts(char limit 250)</text:p>
      <text:p text:style-name="P1"/>
      <text:list xml:id="list2878443033" text:style-name="L1">
        <text:list-item>
          <text:p text:style-name="P4">Server Side:</text:p>
          <text:p text:style-name="P12"><text:span text:style-name="T1">Entry point: </text:span><text:span text:style-name="T3">Server.js.</text:span></text:p>
          <text:p text:style-name="P12"/>
          <text:p text:style-name="P5"><text:span text:style-name="T2">Server.js: </text:span>Establishes connection to the DB (mongoDB through mongoose). And listens to the port to handover the app entry point to <text:span text:style-name="T2">app.js. </text:span><text:span text:style-name="T6">Also handles uncaught exception from synchronous code and unhandled rejections from the DB.</text:span></text:p>
        </text:list-item>
      </text:list>
      <text:p text:style-name="P6"/>
      <text:p text:style-name="P13"><text:span text:style-name="T3"><text:tab/>App.js: </text:span><text:span text:style-name="T7">Handles the security for the request sent through </text:span><text:span text:style-name="T3">express-rate-limiter, <text:tab/><text:tab/>helmet, xss, hpp, express-mongo-sanitize,</text:span><text:span text:style-name="T7"> and also limits the size of JSON <text:tab/><text:tab/><text:tab/>object when parsing the </text:span><text:span text:style-name="T8">b</text:span><text:span text:style-name="T7">ody so as to avoid any attacks on the API. Based <text:tab/><text:tab/>the request routes, hands over the requests to respective router module. </text:span><text:span text:style-name="T9">If <text:tab/><text:tab/><text:tab/>there are any unhandled routes the app.js will divert the req to unhandled <text:tab/><text:tab/><text:tab/>route error through appError utility. And also handles all the </text:span><text:span text:style-name="T11">global </text:span><text:span text:style-name="T10">error <text:tab/><text:tab/><text:tab/>responses </text:span><text:span text:style-name="T11">to the client</text:span><text:span text:style-name="T10">.</text:span></text:p>
      <text:p text:style-name="P7"/>
      <text:p text:style-name="P13"><text:span text:style-name="T7"><text:tab/></text:span><text:span text:style-name="T3">Router modules: </text:span></text:p>
      <text:p text:style-name="P13"><text:span text:style-name="T3"/></text:p>
      <text:p text:style-name="P15"><text:span text:style-name="T3"><text:tab/><text:tab/></text:span><text:span text:style-name="T4">a. UserRoutes: </text:span><text:span text:style-name="T12">diverts to either permissionController </text:span><text:span text:style-name="T13">and/</text:span><text:span text:style-name="T12">or userController.</text:span></text:p>
      <text:p text:style-name="P13"><text:span text:style-name="T4"><text:tab/><text:tab/><text:tab/></text:span><text:span text:style-name="T5">H</text:span><text:span text:style-name="T4">ttp method post to /signup </text:span><text:span text:style-name="T12">– calls the signup function in <text:tab/><text:tab/><text:tab/><text:tab/><text:tab/>permissionController.</text:span></text:p>
      <text:p text:style-name="P16"><text:span text:style-name="T25"><text:tab/><text:tab/><text:tab/></text:span><text:span text:style-name="T20">H</text:span><text:span text:style-name="T17">ttp method post to /</text:span><text:span text:style-name="T18">login</text:span><text:span text:style-name="T17"> </text:span><text:span text:style-name="T25">– calls the </text:span><text:span text:style-name="T26">login</text:span><text:span text:style-name="T25"> function in <text:tab/><text:tab/><text:tab/><text:tab/><text:tab/><text:tab/>permissionController.</text:span></text:p>
      <text:p text:style-name="P16"><text:span text:style-name="T25"><text:tab/><text:tab/><text:tab/></text:span><text:span text:style-name="T20">H</text:span><text:span text:style-name="T17">ttp method post to /</text:span><text:span text:style-name="T18">logout</text:span><text:span text:style-name="T17"> </text:span><text:span text:style-name="T25">– calls the </text:span><text:span text:style-name="T26">logout</text:span><text:span text:style-name="T25"> function in <text:tab/><text:tab/><text:tab/><text:tab/><text:tab/>permissionController.</text:span></text:p>
      <text:p text:style-name="P16"><text:span text:style-name="T25"><text:tab/><text:tab/><text:tab/></text:span><text:span text:style-name="T20">Http method get to /my</text:span><text:span text:style-name="T21">t</text:span><text:span text:style-name="T20">ags</text:span><text:span text:style-name="T29"> – has a middleware protect from <text:tab/><text:tab/><text:tab/><text:tab/><text:tab/>permissionController to check if the user is logged in and only if the <text:tab/><text:tab/><text:tab/>user is logged in, it get all the tags inserted by the user through <text:tab/><text:tab/><text:tab/><text:tab/>getMyTags from userController.</text:span></text:p>
      <text:p text:style-name="P16"><text:span text:style-name="T29"/></text:p>
      <text:p text:style-name="P16"><text:span text:style-name="T29"><text:tab/><text:tab/></text:span><text:span text:style-name="T21">b.</text:span><text:span text:style-name="T30"> </text:span><text:span text:style-name="T21">tagRoutes:</text:span><text:span text:style-name="T30"> diverts to tagController also to permissionController as <text:tab/><text:tab/><text:tab/><text:tab/>middleware for protected routes.</text:span></text:p>
      <text:p text:style-name="P16"><text:span text:style-name="T30"><text:tab/><text:tab/><text:tab/></text:span><text:span text:style-name="T21">Http method get to /gettags - </text:span></text:p>
      <text:p text:style-name="P16"><text:span text:style-name="T21"/></text:p>
      <text:p text:style-name="P16"><text:span text:style-name="T25"><text:tab/></text:span><text:span text:style-name="T18">Controller modules:</text:span></text:p>
      <text:p text:style-name="P16"><text:span text:style-name="T18"><text:tab/><text:tab/>a. PermissionController: </text:span><text:span text:style-name="T26">Controls the authorization of the user. Creates and <text:tab/><text:tab/><text:tab/><text:tab/><text:tab/><text:tab/><text:tab/>sends a jwt when a user signup or logs in and <text:tab/><text:tab/><text:tab/><text:tab/><text:tab/><text:tab/><text:tab/>replaces jwt when the user logs out. </text:span><text:span text:style-name="T29">Also has a <text:tab/><text:tab/><text:tab/><text:tab/><text:tab/><text:tab/><text:tab/>method to protect some routes which need the <text:tab/></text:span><text:soft-page-break/><text:span text:style-name="T29"><text:tab/><text:tab/><text:tab/><text:tab/><text:tab/><text:tab/>user to be logged in if accessing the said routes <text:tab/><text:tab/><text:tab/><text:tab/><text:tab/><text:tab/><text:tab/>(in this case to insert a Tag)</text:span></text:p>
      <text:p text:style-name="P16"><text:span text:style-name="T26"><text:tab/></text:span><text:span text:style-name="T18">Model Modules: </text:span><text:span text:style-name="T26">Creates the mongoose schema for mongodb and may also have <text:tab/><text:tab/><text:tab/><text:tab/><text:tab/></text:span><text:span text:style-name="T27">some middleware (pre querying or persisting to db) also may <text:tab/><text:tab/><text:tab/><text:tab/><text:tab/>have some static methods.</text:span></text:p>
      <text:p text:style-name="P16"><text:span text:style-name="T27"><text:tab/><text:tab/></text:span><text:span text:style-name="T19">a. userModel: </text:span><text:span text:style-name="T28">Is to create user schema with userName, email, password, <text:tab/><text:tab/><text:tab/><text:tab/><text:tab/>passwordConfirm(required but doesn’t persist to db) and DOB.</text:span></text:p>
      <text:list xml:id="list2200652043" text:style-name="L2">
        <text:list-item>
          <text:p text:style-name="P8">Before saving the password to db it is encrypted with middleware that uses bcrypt (hashing to 12).</text:p>
        </text:list-item>
        <text:list-item>
          <text:p text:style-name="P9">Also has a static method to compare the password entered by user during login and the encrypted password in db using bcrypt.compare().</text:p>
        </text:list-item>
      </text:list>
      <text:p text:style-name="P14"><text:span text:style-name="T22"><text:tab/><text:tab/></text:span><text:span text:style-name="T16">b. tagModel: </text:span></text:p>
      <text:p text:style-name="P10"><text:tab/><text:tab/><text:tab/><text:tab/></text:p>
      <text:p text:style-name="P11"><text:tab/><text:tab/><text:tab/></text:p>
      <text:p text:style-name="P6"><text:tab/></text:p>
      <text:p text:style-name="P13"><text:span text:style-name="T3"><text:tab/></text:span><text:span text:style-name="T4">Major Errors:</text:span></text:p>
      <text:p text:style-name="P17"><text:span text:style-name="T23"><text:tab/>j</text:span><text:span text:style-name="T24">wt</text:span><text:span text:style-name="T23"> </text:span><text:span text:style-name="T24">error: </text:span><text:span text:style-name="Emphasis"><text:span text:style-name="T31">"Expected "payload" to be a plain object" </text:span></text:span></text:p>
      <text:p text:style-name="P17"><text:span text:style-name="Emphasis"><text:span text:style-name="T31"><text:tab/><text:tab/><text:tab/></text:span></text:span><text:span text:style-name="Emphasis"><text:span text:style-name="T35">Solution</text:span></text:span><text:span text:style-name="Emphasis"><text:span text:style-name="T31">: </text:span></text:span><text:span text:style-name="Emphasis"><text:span text:style-name="T32">in jwt.sign</text:span></text:span><text:span text:style-name="Emphasis"><text:span text:style-name="T34">() method</text:span></text:span><text:span text:style-name="Emphasis"><text:span text:style-name="T32">, the userID is mongoose object and not <text:tab/><text:tab/><text:tab/><text:tab/><text:tab/><text:tab/>serializ</text:span></text:span><text:span text:style-name="Emphasis"><text:span text:style-name="T33">ed</text:span></text:span><text:span text:style-name="Emphasis"><text:span text:style-name="T32"> hence either use .toJSON() or {</text:span></text:span><text:span text:style-name="Emphasis"><text:span text:style-name="T33">&lt;userid&gt;</text:span></text:span><text:span text:style-name="Emphasis"><text:span text:style-name="T32">}</text:span></text:span></text:p>
      <text:p text:style-name="P13"/>
      <text:list xml:id="list124329244018177" text:continue-list="list2878443033" text:style-name="L1">
        <text:list-item>
          <text:p text:style-name="P4">Client Side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8:45:49.898478735</meta:creation-date>
    <dc:date>2020-08-04T12:43:28.873917195</dc:date>
    <meta:editing-duration>PT8H41M14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2" meta:paragraph-count="28" meta:word-count="411" meta:character-count="2719" meta:non-whitespace-character-count="2182"/>
  </office:meta>
</office:document-meta>
</file>